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5167" officeooo:paragraph-rsid="00025167"/>
    </style:style>
    <style:style style:name="P2" style:family="paragraph" style:parent-style-name="Standard" style:list-style-name="L4">
      <style:text-properties officeooo:rsid="00025167" officeooo:paragraph-rsid="00025167"/>
    </style:style>
    <style:style style:name="P3" style:family="paragraph" style:parent-style-name="Standard" style:list-style-name="L5">
      <style:text-properties officeooo:rsid="00025167" officeooo:paragraph-rsid="00025167"/>
    </style:style>
    <style:style style:name="P4" style:family="paragraph" style:parent-style-name="Standard" style:list-style-name="L6">
      <style:text-properties officeooo:rsid="00025167" officeooo:paragraph-rsid="00025167"/>
    </style:style>
    <style:style style:name="P5" style:family="paragraph" style:parent-style-name="Standard">
      <style:text-properties fo:font-size="18pt" fo:font-weight="bold" officeooo:rsid="00025167" officeooo:paragraph-rsid="00025167" style:font-size-asian="18pt" style:font-weight-asian="bold" style:font-size-complex="18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делать меню:</text:p>
      <text:list text:style-name="L4">
        <text:list-item>
          <text:p text:style-name="P2">Написать код для кнопок</text:p>
        </text:list-item>
        <text:list-item>
          <text:p text:style-name="P2">Осуществить вывод рекорда</text:p>
        </text:list-item>
      </text:list>
      <text:p text:style-name="P1"/>
      <text:p text:style-name="P5">Сохранение данных:</text:p>
      <text:list text:style-name="L5">
        <text:list-item>
          <text:p text:style-name="P3">Создать и подключить текстовый файл</text:p>
        </text:list-item>
        <text:list-item>
          <text:p text:style-name="P3">Реализовать сохранение рекорда</text:p>
        </text:list-item>
      </text:list>
      <text:p text:style-name="P1"/>
      <text:p text:style-name="P5">Геймплей:</text:p>
      <text:list text:style-name="L6">
        <text:list-item>
          <text:p text:style-name="P4">Реализовать механику персонажа</text:p>
        </text:list-item>
        <text:list-item>
          <text:p text:style-name="P4">Сделать генерацию уровней, механику цветов и препятствий</text:p>
        </text:list-item>
        <text:list-item>
          <text:p text:style-name="P4">Осуществить переход на следующие уровни</text:p>
        </text:list-item>
        <text:list-item>
          <text:p text:style-name="P4">Написать таймер</text:p>
        </text:list-item>
        <text:list-item>
          <text:p text:style-name="P4">Сделать завершение игры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23:40:05.711296161</meta:creation-date>
    <dc:date>2025-01-12T23:45:59.538588773</dc:date>
    <meta:editing-duration>PT5M54S</meta:editing-duration>
    <meta:editing-cycles>1</meta:editing-cycles>
    <meta:document-statistic meta:table-count="0" meta:image-count="0" meta:object-count="0" meta:page-count="1" meta:paragraph-count="12" meta:word-count="49" meta:character-count="325" meta:non-whitespace-character-count="297"/>
    <meta:generator>LibreOffice/24.2.5.2$Linux_X86_64 LibreOffice_project/420$Build-2</meta:generator>
  </office:meta>
</office:document-meta>
</file>